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96.getFromCode( Integer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1496.getName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SetupStatus( int code , String name , String nameCn , boolean canRef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496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setCanRefuse( boolean canRef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ref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nex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getFrom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1496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496.nex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496.setNameCn( String name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isCanRef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6.SetupStatus( int code , String name , String name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